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800000" draw:fill="solid"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6.511cm" svg:height="11.748cm" svg:x="0.284cm" svg:y="-0.277cm"><text:p/></draw:rect><draw:rect text:anchor-type="paragraph" draw:z-index="1" draw:style-name="gr2" draw:text-style-name="P1" svg:width="13.865cm" svg:height="1.588cm" svg:x="1.686cm" svg:y="0.146cm"><text:p/></draw:rect><draw:rect text:anchor-type="paragraph" draw:z-index="2" draw:style-name="gr3" draw:text-style-name="P1" svg:width="1.271cm" svg:height="1.244cm" svg:x="2.533cm" svg:y="0.305cm"><text:p/></draw:rect><draw:rect text:anchor-type="paragraph" draw:z-index="3" draw:style-name="gr3" draw:text-style-name="P1" svg:width="1.271cm" svg:height="1.244cm" svg:x="4.703cm" svg:y="0.305cm"><text:p/></draw:rect><draw:rect text:anchor-type="paragraph" draw:z-index="4" draw:style-name="gr3" draw:text-style-name="P1" svg:width="1.271cm" svg:height="1.244cm" svg:x="6.978cm" svg:y="0.305cm"><text:p/></draw:rect><draw:rect text:anchor-type="paragraph" draw:z-index="5" draw:style-name="gr3" draw:text-style-name="P1" svg:width="1.271cm" svg:height="1.244cm" svg:x="9.677cm" svg:y="0.332cm"><text:p/></draw:rect><draw:rect text:anchor-type="paragraph" draw:z-index="6" draw:style-name="gr3" draw:text-style-name="P1" svg:width="1.271cm" svg:height="1.244cm" svg:x="12.323cm" svg:y="0.332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</meta:initial-creator>
    <meta:creation-date>2012-05-14T20:56:09</meta:creation-date>
    <dc:date>2012-05-14T21:05:33</dc:date>
    <dc:creator>tommy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02</meta:generator>
  </office:meta>
</office:document-meta>
</file>